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a56c" officeooo:paragraph-rsid="001ba56c"/>
    </style:style>
    <style:style style:name="P2" style:family="paragraph" style:parent-style-name="Standard">
      <style:text-properties officeooo:rsid="001ca67b" officeooo:paragraph-rsid="001ca67b"/>
    </style:style>
    <style:style style:name="T1" style:family="text">
      <style:text-properties officeooo:rsid="001ca0b5"/>
    </style:style>
    <style:style style:name="T2" style:family="text">
      <style:text-properties officeooo:rsid="001cffcd"/>
    </style:style>
    <style:style style:name="T3" style:family="text">
      <style:text-properties officeooo:rsid="002090c2"/>
    </style:style>
    <style:style style:name="T4" style:family="text">
      <style:text-properties officeooo:rsid="00220f85"/>
    </style:style>
    <style:style style:name="T5" style:family="text">
      <style:text-properties officeooo:rsid="002465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Site :</text:p>
      <text:p text:style-name="P1"/>
      <text:p text:style-name="P1">Le principe de GameSite est de répertorié quelques jeux <text:span text:style-name="T3">(</text:span>3/4 dans un premier temps<text:span text:style-name="T3">)</text:span>, pour les présentés, données quelques astuces/tutoriel.</text:p>
      <text:p text:style-name="P1"/>
      <text:p text:style-name="P1">Les utilisateurs pourront chercher d’autres joueurs pour jouer avec eux via le Chat global disponible ou les différents Chat liée à un jeu en particulier <text:span text:style-name="T1">( 1 Chat par jeu )</text:span>.</text:p>
      <text:p text:style-name="P1"/>
      <text:p text:style-name="P2">Les utilisateurs pourront aussi bien évidemment contacter un support en cas de problème ou autre, <text:span text:style-name="T5">voir leur profil, l’éditer et le supprimer</text:span>.</text:p>
      <text:p text:style-name="P1"/>
      <text:p text:style-name="P1">Il y aura un rôle modérateur pour modérer les différents Chat disponible sur le site, <text:span text:style-name="T4">le modérateur pourra supprimé un message, mute un utilisateurs sur tout les Chat.</text:span></text:p>
      <text:p text:style-name="P1"/>
      <text:p text:style-name="P1">Il y aura aussi un rôle admin pouvant lui gérer les Chat mais aussi les utilisateurs, pour les bannir par exemple <text:span text:style-name="T2">ou leur interdire l’accès aux Chat, </text:span><text:span text:style-name="T4">l’admin pourra lui écrire des actualités sur les jeux, de manière à informer un maximum les utilisateurs des nouveautés apporter sur les jeux en question, un peu comme un système d’article sur un blog</text:span>. <text:span text:style-name="T4">L’admin pourra donc modifier/supprimer les actualités qu’il à posté, en cas d’erreur par exemple.</text:span></text:p>
      <text:p text:style-name="P1"/>
      <text:p text:style-name="P1">En bonus je pense ajouter des événements <text:span text:style-name="T1">divers, ou encore un système de tournoi sur les jeux compétitif </text:span><text:span text:style-name="T2">de manière à rendre le site plus attractif et actif</text:span><text:span text:style-name="T1">.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9T11:21:27.086000000</meta:creation-date>
    <dc:date>2022-04-19T12:20:29.939000000</dc:date>
    <meta:editing-duration>PT18M41S</meta:editing-duration>
    <meta:editing-cycles>7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7" meta:word-count="206" meta:character-count="1236" meta:non-whitespace-character-count="1037"/>
  </office:meta>
</office:document-meta>
</file>